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gni corso è caratterizzato da moduli che possono essere comuni anche ad altri corsi. (EX: modulo di inglese in 4 corsi diversi)</text:p>
      <text:p text:style-name="Standard">ogni modulo ha una certa durata e un certo programma.</text:p>
      <text:p text:style-name="Standard">Gestire anche gli studenti frequentanti corsi e gli insegnanti che insegnano uno o più moduli.</text:p>
      <text:p text:style-name="Standard"/>
      <text:p text:style-name="Standard"><text:s/></text:p>
      <text:p text:style-name="Standard">Progettare lo schema concettuale di una base di dati per la gestione dei magazzini di un calzaturificio. Le informazioni dEvono riguardare non solo i magazzini, ma le calzatura stoccate (con le relative giacenze EX mocassino: 32, stivali: 44) e i punti vendita con le relative vendite effettuate. </text:p>
      <text:p text:style-name="Standard"/>
      <text:p text:style-name="Standard"/>
      <text:p text:style-name="Standard">Progettare lo schema concettuale di una base di dati per la gestione delle informazioni relative ai clienti di una banca e alle operazioni bancarie che effettuano su i conti correnti a loro intestati presso le diverse filiali. (più conti in filiali diversi) Ogni cliente può avere intestati più di un conto corrente e ogni conto corrente può essere intestato anche a più di una persona. I clienti effettuano operazioni di vario tipo (prelievo da sportello, prelievo con bancomat, prelievo con assegno, versamento con bonifico, etc etc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5S</meta:editing-duration>
    <meta:editing-cycles>5</meta:editing-cycles>
    <meta:generator>OpenOffice/4.1.3$Win32 OpenOffice.org_project/413m1$Build-9783</meta:generator>
    <dc:date>2017-10-20T19:06:44.36</dc:date>
    <meta:document-statistic meta:table-count="0" meta:image-count="0" meta:object-count="0" meta:page-count="1" meta:paragraph-count="6" meta:word-count="180" meta:character-count="1109"/>
    <dc:creator>Cristian Borelli</dc:creator>
    <meta:user-defined meta:name="Info 1"/>
    <meta:user-defined meta:name="Info 2"/>
    <meta:user-defined meta:name="Info 3"/>
    <meta:user-defined meta:name="Info 4"/>
  </office:meta>
</office:document-meta>
</file>